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20000009FB3C3C1F6837320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3.17cm" draw:z-index="0"><draw:image xlink:href="Pictures/10000001000003720000009FB3C3C1F683732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1T11:04:57.059000000</meta:creation-date>
    <dc:date>2025-07-01T11:05:54.829000000</dc:date>
    <meta:editing-duration>PT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